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Heading_20_3">
      <style:paragraph-properties fo:text-align="center" style:justify-single-word="false"/>
      <style:text-properties fo:font-size="16pt" fo:font-weight="bold" officeooo:rsid="0010f90d" officeooo:paragraph-rsid="0010f90d" style:font-size-asian="14pt" style:font-weight-asian="bold" style:font-size-complex="16pt" style:font-weight-complex="bold"/>
    </style:style>
    <style:style style:name="P3" style:family="paragraph" style:parent-style-name="Standard">
      <style:text-properties officeooo:rsid="00198eaf" officeooo:paragraph-rsid="00198eaf"/>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officeooo:rsid="00198eaf" officeooo:paragraph-rsid="00198eaf"/>
    </style:style>
    <style:style style:name="P7" style:family="paragraph" style:parent-style-name="Text_20_body">
      <style:text-properties officeooo:rsid="001b034c" officeooo:paragraph-rsid="001b034c"/>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Preformatted_20_Text">
      <style:text-properties officeooo:rsid="00198eaf" officeooo:paragraph-rsid="00198eaf"/>
    </style:style>
    <style:style style:name="P11" style:family="paragraph" style:parent-style-name="Preformatted_20_Text">
      <style:text-properties officeooo:rsid="00198eaf" officeooo:paragraph-rsid="001b034c"/>
    </style:style>
    <style:style style:name="P12" style:family="paragraph" style:parent-style-name="Preformatted_20_Text">
      <style:text-properties officeooo:rsid="00198eaf" officeooo:paragraph-rsid="001b6e51"/>
    </style:style>
    <style:style style:name="P13" style:family="paragraph" style:parent-style-name="Preformatted_20_Text">
      <style:text-properties fo:font-weight="bold" officeooo:rsid="00198eaf" officeooo:paragraph-rsid="001b034c" style:font-weight-asian="bold" style:font-weight-complex="bold"/>
    </style:style>
    <style:style style:name="P14" style:family="paragraph" style:parent-style-name="Preformatted_20_Text">
      <style:paragraph-properties fo:margin-top="0in" fo:margin-bottom="0.1965in" style:contextual-spacing="false"/>
    </style:style>
    <style:style style:name="P15" style:family="paragraph" style:parent-style-name="Preformatted_20_Text">
      <style:paragraph-properties fo:margin-top="0in" fo:margin-bottom="0.1965in" style:contextual-spacing="false"/>
      <style:text-properties officeooo:paragraph-rsid="0017f9b5"/>
    </style:style>
    <style:style style:name="P16" style:family="paragraph" style:parent-style-name="Preformatted_20_Text">
      <style:paragraph-properties fo:margin-top="0in" fo:margin-bottom="0.1965in" style:contextual-spacing="false"/>
      <style:text-properties officeooo:paragraph-rsid="00198eaf"/>
    </style:style>
    <style:style style:name="P17" style:family="paragraph" style:parent-style-name="Preformatted_20_Text">
      <style:paragraph-properties fo:margin-top="0in" fo:margin-bottom="0.1965in" style:contextual-spacing="false"/>
      <style:text-properties officeooo:paragraph-rsid="001b6e51"/>
    </style:style>
    <style:style style:name="P18" style:family="paragraph" style:parent-style-name="Heading_20_3">
      <style:paragraph-properties fo:text-align="center" style:justify-single-word="false"/>
      <style:text-properties officeooo:rsid="00198eaf" officeooo:paragraph-rsid="00198eaf"/>
    </style:style>
    <style:style style:name="P19" style:family="paragraph" style:parent-style-name="Heading_20_3">
      <style:text-properties fo:font-weight="bold" officeooo:rsid="00198eaf" officeooo:paragraph-rsid="001b034c" style:font-weight-asian="bold" style:font-weight-complex="bold"/>
    </style:style>
    <style:style style:name="T1" style:family="text">
      <style:text-properties fo:font-style="italic"/>
    </style:style>
    <style:style style:name="T2" style:family="text">
      <style:text-properties fo:font-weight="bold"/>
    </style:style>
    <style:style style:name="T3" style:family="text">
      <style:text-properties officeooo:rsid="00198ea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Maven</text:h>
      <text:h text:style-name="Heading_20_3" text:outline-level="3"><text:bookmark text:name="What_is_Maven"/>What is Maven?</text:h>
      <text:p text:style-name="Text_20_body">At first glance Maven can appear to be many things, but in a nutshell Maven is an attempt <text:span text:style-name="T1">to apply patterns to a project's build infrastructure in order to promote comprehension and productivity by providing a clear path in the use of best practices</text:span>. Maven is essentially a project management and comprehension tool and as such provides a way to help with managing:</text:p>
      <text:list xml:id="list7101527845847234774" text:style-name="L1">
        <text:list-item>
          <text:p text:style-name="P8">Builds </text:p>
        </text:list-item>
        <text:list-item>
          <text:p text:style-name="P8">Documentation </text:p>
        </text:list-item>
        <text:list-item>
          <text:p text:style-name="P8">Reporting </text:p>
        </text:list-item>
        <text:list-item>
          <text:p text:style-name="P8">Dependencies </text:p>
        </text:list-item>
        <text:list-item>
          <text:p text:style-name="P8">SCMs </text:p>
        </text:list-item>
        <text:list-item>
          <text:p text:style-name="P8">Releases </text:p>
        </text:list-item>
        <text:list-item>
          <text:p text:style-name="P4">Distribution</text:p>
        </text:list-item>
      </text:list>
      <text:p text:style-name="Text_20_body">We are going to jump headlong into creating your first Maven project! To create our first Maven project we are going to use Maven's archetype mechanism. An archetype is defined as <text:span text:style-name="T1">an original pattern or model from which all other things of the same kind are made</text:span>. In Maven, an archetype is a template of a project which is combined with some user input to produce a working Maven project that has been tailored to the user's requirements. We are going to show you how the archetype mechanism works now, but if you would like to know more about archetypes please refer to our <text:a xlink:type="simple" xlink:href="https://maven.apache.org/guides/introduction/introduction-to-archetypes.html">Introduction to Archetypes</text:a>.</text:p>
      <text:p text:style-name="Text_20_body">On to creating your first project! In order to create the simplest of Maven projects, execute the following from the command line:</text:p>
      <text:p text:style-name="P1">mvn -B archetype:generate \ <text:s/>-DarchetypeGroupId=org.apache.maven.archetypes \ <text:s/>-DgroupId=com.mycompany.app \ <text:s/>-DartifactId=my-app</text:p>
      <text:p text:style-name="Text_20_body">Once you have executed this command, you will notice a few things have happened. First, you will notice that a directory named <text:span text:style-name="Teletype">my-app</text:span> has been created for the new project.</text:p>
      <text:p text:style-name="Text_20_body"/>
      <text:p text:style-name="Text_20_body">the key elements every POM contains, so let's walk through each of them to familiarize you with the POM essentials:</text:p>
      <text:list xml:id="list6141881406149232553" text:style-name="L2">
        <text:list-item>
          <text:p text:style-name="P9"><text:span text:style-name="T2">project</text:span> This is the top-level element in all Maven pom.xml files. </text:p>
        </text:list-item>
        <text:list-item>
          <text:p text:style-name="P9"><text:span text:style-name="T2">modelVersion</text:span> This element indicates what version of the object model this POM is using. The version of the model itself changes very infrequently but it is mandatory in order to ensure stability of use if and when the Maven developers deem it necessary to change the model. </text:p>
        </text:list-item>
        <text:list-item>
          <text:p text:style-name="P9"><text:span text:style-name="T2">groupId</text:span> This element indicates the unique identifier of the organization or group that created the project. The groupId is one of the key identifiers of a project and is typically based on the fully qualified domain name of your organization. For example <text:span text:style-name="Teletype">org.apache.maven.plugins</text:span> is the designated groupId for all Maven plug-ins. </text:p>
        </text:list-item>
        <text:list-item>
          <text:p text:style-name="P9"><text:soft-page-break/><text:span text:style-name="T2">artifactId</text:span> This element indicates the unique base name of the primary artifact being generated by this project. The primary artifact for a project is typically a JAR file. Secondary artifacts like source bundles also use the artifactId as part of their final name. A typical artifact produced by Maven would have the form &lt;artifactId&gt;-&lt;version&gt;.&lt;extension&gt; (for example, <text:span text:style-name="Teletype">myapp-1.0.jar</text:span>). </text:p>
        </text:list-item>
        <text:list-item>
          <text:p text:style-name="P9"><text:span text:style-name="T2">packaging</text:span> This element indicates the package type to be used by this artifact (e.g. JAR, WAR, EAR, etc.). This not only means if the artifact produced is JAR, WAR, or EAR but can also indicate a specific lifecycle to use as part of the build process. (The lifecycle is a topic we will deal with further on in the guide. For now, just keep in mind that the indicated packaging of a project can play a part in customizing the build lifecycle.) The default value for the <text:span text:style-name="Teletype">packaging</text:span> element is JAR so you do not have to specify this for most projects. </text:p>
        </text:list-item>
        <text:list-item>
          <text:p text:style-name="P9"><text:span text:style-name="T2">version</text:span> This element indicates the version of the artifact generated by the project. Maven goes a long way to help you with version management and you will often see the <text:span text:style-name="Teletype">SNAPSHOT</text:span> designator in a version, which indicates that a project is in a state of development. We will discuss the use of snapshots and how they work further on in this guide. </text:p>
        </text:list-item>
        <text:list-item>
          <text:p text:style-name="P9"><text:span text:style-name="T2">name</text:span> This element indicates the display name used for the project. This is often used in Maven's generated documentation. </text:p>
        </text:list-item>
        <text:list-item>
          <text:p text:style-name="P9"><text:span text:style-name="T2">url</text:span> This element indicates where the project's site can be found. This is often used in Maven's generated documentation. </text:p>
        </text:list-item>
        <text:list-item>
          <text:p text:style-name="P5"><text:span text:style-name="T2">description</text:span> This element provides a basic description of your project. This is often used in Maven's generated documentation.</text:p>
        </text:list-item>
      </text:list>
      <text:h text:style-name="Heading_20_3" text:outline-level="3"><text:bookmark text:name="How_do_I_compile_my_application_sources"/>How do I compile my application sources?</text:h>
      <text:p text:style-name="Text_20_body">Change to the directory where pom.xml is created by archetype:generate and execute the following command to compile your application sources:</text:p>
      <text:p text:style-name="P1">mvn compile</text:p>
      <text:h text:style-name="Heading_20_3" text:outline-level="3"><text:bookmark text:name="How_do_I_compile_my_test_sources_and_run_my_unit_tests"/>How do I compile my test sources and run my unit tests?</text:h>
      <text:p text:style-name="Text_20_body">Now you're successfully compiling your application's sources and now you've got some unit tests that you want to compile and execute (because every programmer always writes and executes their unit tests *nudge nudge wink wink*).</text:p>
      <text:p text:style-name="Text_20_body">Execute the following command:</text:p>
      <text:p text:style-name="P1">mvn test</text:p>
      <text:p text:style-name="Text_20_body">If you simply want to compile your test sources (but not execute the tests), you can execute the following:</text:p>
      <text:p text:style-name="P1"><text:s/>mvn test-compile</text:p>
      <text:h text:style-name="Heading_20_3" text:outline-level="3"><text:bookmark text:name="How_do_I_create_a_JAR_and_install_it_in_my_local_repository"/>How do I create a JAR and install it in my local repository?</text:h>
      <text:p text:style-name="Text_20_body">Making a JAR file is straight forward enough and can be accomplished by executing the following <text:soft-page-break/>command:</text:p>
      <text:p text:style-name="P1">mvn package</text:p>
      <text:p text:style-name="Text_20_body">If you take a look at the POM for your project you will notice the <text:span text:style-name="Teletype">packaging</text:span> element is set to <text:span text:style-name="Teletype">jar</text:span>. This is how Maven knows to produce a JAR file from the above command (we'll talk more about this later). You can now take a look in the <text:span text:style-name="Teletype">${basedir}/target</text:span> directory and you will see the generated JAR file.</text:p>
      <text:p text:style-name="Text_20_body">Now you'll want to install the artifact you've generated (the JAR file) in your local repository (<text:span text:style-name="Teletype">~/.m2/repository</text:span> is the default location). For more information on repositories you can refer to our <text:a xlink:type="simple" xlink:href="https://maven.apache.org/guides/introduction/introduction-to-repositories.html">Introduction to Repositories</text:a> but let's move on to installing our artifact! To do so execute the following command:</text:p>
      <text:p text:style-name="P1">mvn install</text:p>
      <text:p text:style-name="Text_20_body">There are a great number of Maven plug-ins that work out of the box with even a simple POM like we have above. We'll mention one here specifically as it is one of the highly prized features of Maven: without any work on your part this POM has enough information to generate a web site for your project! You will most likely want to customize your Maven site but if you're pressed for time all you need to do to provide basic information about your project is execute the following command:</text:p>
      <text:p text:style-name="P1">mvn site</text:p>
      <text:p text:style-name="Text_20_body">There are plenty of other standalone goals that can be executed as well, for example:</text:p>
      <text:p text:style-name="P1">mvn clean</text:p>
      <text:p text:style-name="Text_20_body">This will remove the <text:span text:style-name="Teletype">target</text:span> directory with all the build data before starting so that it is fresh.</text:p>
      <text:p text:style-name="Text_20_body">Perhaps you'd like to generate an IntelliJ IDEA descriptor for the project?</text:p>
      <text:p text:style-name="P1">mvn idea:idea</text:p>
      <text:p text:style-name="Text_20_body">This can be run over the top of a previous IDEA project - it will update the settings rather than starting fresh.</text:p>
      <text:p text:style-name="Text_20_body">If you are using Eclipse IDE, just call:</text:p>
      <text:p text:style-name="P1">mvn eclipse:eclipse</text:p>
      <text:h text:style-name="Heading_20_3" text:outline-level="3"><text:bookmark text:name="How_do_I_use_plug-ins"/>How do I use plug-ins?</text:h>
      <text:p text:style-name="Text_20_body">Whenever you want to customise the build for a Maven project, this is done by adding or reconfiguring plugins.</text:p>
      <text:h text:style-name="Heading_20_3" text:outline-level="3"><text:bookmark text:name="How_do_I_add_resources_to_my_JAR"/>How do I add resources to my JAR?</text:h>
      <text:p text:style-name="Text_20_body">Another common use case that can be satisfied which requires no changes to the POM that we have above is packaging resources in the JAR file. For this common task, Maven again relies on the <text:a xlink:type="simple" xlink:href="https://maven.apache.org/guides/introduction/introduction-to-the-standard-directory-layout.html">Standard Directory Layout</text:a>, which means by using standard Maven conventions you can package <text:soft-page-break/>resources within JARs simply by placing those resources in a standard directory structure.</text:p>
      <text:p text:style-name="Text_20_body">You see below in our example we have added the directory <text:span text:style-name="Teletype">${basedir}/src/main/resources</text:span> into which we place any resources we wish to package in our JAR. The simple rule employed by Maven is this: any directories or files placed within the <text:span text:style-name="Teletype">${basedir}/src/main/resources</text:span> directory are packaged in your JAR with the exact same structure starting at the base of the JAR.</text:p>
      <text:h text:style-name="Heading_20_3" text:outline-level="3"><text:bookmark text:name="How_do_I_filter_resource_files"/>How do I filter resource files?</text:h>
      <text:p text:style-name="Text_20_body">Sometimes a resource file will need to contain a value that can only be supplied at build time. To accomplish this in Maven, put a reference to the property that will contain the value into your resource file using the syntax <text:span text:style-name="Teletype">${&lt;property name&gt;}</text:span>. The property can be one of the values defined in your pom.xml, a value defined in the user's settings.xml, a property defined in an external properties file, or a system property.</text:p>
      <text:p text:style-name="Text_20_body">To have Maven filter resources when copying, simply set <text:span text:style-name="Teletype">filtering</text:span> to true for the resource directory in your <text:span text:style-name="Teletype">pom.xml</text:span>:</text:p>
      <text:p text:style-name="P1">&lt;filtering&gt;true&lt;/filtering&gt;</text:p>
      <text:p text:style-name="Text_20_body"/>
      <text:p text:style-name="P15"># application.properties</text:p>
      <text:p text:style-name="P15">application.name=${pom.name}</text:p>
      <text:p text:style-name="P15">application.version=${pom.version}</text:p>
      <text:p text:style-name="Text_20_body">With that in place, you can execute the following command (process-resources is the build lifecycle phase where the resources are copied and filtered):</text:p>
      <text:p text:style-name="P1">mvn process-resources</text:p>
      <text:p text:style-name="Text_20_body">and the <text:span text:style-name="Teletype">application.properties</text:span> file under <text:span text:style-name="Teletype">target/classes</text:span> (and will eventually go into the jar) looks like this:</text:p>
      <text:p text:style-name="P15"># application.properties</text:p>
      <text:p text:style-name="P15">application.name=Maven Quick Start Archetype</text:p>
      <text:p text:style-name="P15">application.version=1.0-SNAPSHOT</text:p>
      <text:p text:style-name="P15"/>
      <text:p text:style-name="P15"/>
      <text:p text:style-name="Text_20_body">To reference a property defined in an external file, all you need to do is add a reference to this external file in your pom.xml. First, let's create our external properties file and call it <text:span text:style-name="Teletype">src/main/filters/filter.properties</text:span>:</text:p>
      <text:p text:style-name="P1"># filter.propertiesmy.filter.value=hello!</text:p>
      <text:p text:style-name="P1"><text:soft-page-break/>add a reference to this new file in the <text:span text:style-name="Teletype">pom.xml</text:span>:</text:p>
      <text:p text:style-name="P16">&lt;filters&gt; <text:s text:c="5"/></text:p>
      <text:p text:style-name="P16">&lt;filter&gt;src/main/filters/filter.properties&lt;/filter&gt; <text:s text:c="3"/></text:p>
      <text:p text:style-name="P16">&lt;/filters&gt;</text:p>
      <text:p text:style-name="P1"/>
      <text:p text:style-name="P3"><text:a xlink:type="simple" xlink:href="http://maven.apache.org/plugins/maven-resources-plugin/examples/filter.html">http://maven.apache.org/plugins/maven-resources-plugin/examples/filter.html</text:a></text:p>
      <text:p text:style-name="P3"/>
      <text:p text:style-name="P3"/>
      <text:h text:style-name="P18" text:outline-level="3"><text:bookmark text:name="How_do_I_use_external_dependencies"/>How do I use external dependencies?</text:h>
      <text:p text:style-name="Text_20_body">You've probably already noticed a <text:span text:style-name="Teletype">dependencies</text:span> element in the POM we've been using as an example. You have, in fact, been using an external dependency all this time, but here we'll talk about how this works in a bit more detail. For a more thorough introduction, please refer to our <text:a xlink:type="simple" xlink:href="http://maven.apache.org/guides/introduction/introduction-to-dependency-mechanism.html">Introduction to Dependency Mechanis</text:a><text:span text:style-name="T3">m.</text:span></text:p>
      <text:p text:style-name="P3">What about dependencies built somewhere else? How do they get into my local repository? Whenever a project references a dependency that isn't available in the local repository, Maven will download the dependency from a remote repository into the local repository. You probably noticed Maven downloading a lot of things when you built your very first project.</text:p>
      <text:p text:style-name="P3"/>
      <text:p text:style-name="P3">Let's add another dependency to our project. Let's say we've added some logging to the code and need to add log4j as a dependency. First, we need to know what the groupId, artifactId, and version are for log4j. We can browse ibiblio and look for it, or use Google to help by searching for "site:www.ibiblio.org maven2 log4j". The search shows a directory called /maven2/log4j/log4j (or /pub/packages/maven2/log4j/log4j). In that directory is a file called maven-metadata.xml. There is a file called the maven-metadata.xml </text:p>
      <text:p text:style-name="P3"/>
      <text:p text:style-name="P6">Now that we know the information we need, we can add the dependency to our pom.xml:</text:p>
      <text:p text:style-name="P10">&lt;dependency&gt; <text:s text:c="5"/></text:p>
      <text:p text:style-name="P10">&lt;groupId&gt;log4j&lt;/groupId&gt; <text:s text:c="5"/></text:p>
      <text:p text:style-name="P10">&lt;artifactId&gt;log4j&lt;/artifactId&gt; <text:s text:c="5"/></text:p>
      <text:p text:style-name="P10">&lt;version&gt;1.2.12&lt;/version&gt; <text:s text:c="5"/></text:p>
      <text:p text:style-name="P10">&lt;scope&gt;compile&lt;/scope&gt; <text:s text:c="3"/></text:p>
      <text:p text:style-name="P10">&lt;/dependency&gt;</text:p>
      <text:p text:style-name="P3"/>
      <text:p text:style-name="P3"/>
      <text:p text:style-name="P3">Now, when we compile the project (<text:span text:style-name="Teletype">mvn compile</text:span>), we'll see Maven download the log4j dependency for us.</text:p>
      <text:p text:style-name="P3"/>
      <text:h text:style-name="P18" text:outline-level="3"><text:bookmark text:name="How_do_I_deploy_my_jar_in_my_remote_repository"/>How do I deploy my jar in my remote repository?</text:h>
      <text:p text:style-name="Text_20_body">For deploying jars to an external repository, you have to configure the repository url in the pom.xml and the authentication information for connectiong to the repository in the settings.xml.</text:p>
      <text:p text:style-name="Text_20_body"/>
      <text:p text:style-name="P7">In project xlmn :</text:p>
      <text:p text:style-name="P11">&lt;distributionManagement&gt; <text:s text:c="3"/></text:p>
      <text:p text:style-name="P11"><text:soft-page-break/>&lt;repository&gt; <text:s text:c="5"/></text:p>
      <text:p text:style-name="P11">&lt;id&gt;mycompany-repository&lt;/id&gt; <text:s text:c="5"/></text:p>
      <text:p text:style-name="P11">&lt;name&gt;MyCompany Repository&lt;/name&gt; &lt;url&gt;scp://repository.mycompany.com/repository/maven2&lt;/url&gt;</text:p>
      <text:p text:style-name="P11">&lt;/repository&gt; <text:s/></text:p>
      <text:p text:style-name="P11">&lt;/distributionManagement&gt;</text:p>
      <text:p text:style-name="P3"/>
      <text:p text:style-name="P3"/>
      <text:p text:style-name="P7">In settings xlmn :</text:p>
      <text:p text:style-name="P3"/>
      <text:p text:style-name="P11">&lt;servers&gt; <text:s text:c="3"/></text:p>
      <text:p text:style-name="P11">&lt;server&gt; <text:s text:c="5"/></text:p>
      <text:p text:style-name="P11">&lt;id&gt;mycompany-repository&lt;/id&gt; <text:s text:c="5"/></text:p>
      <text:p text:style-name="P11">&lt;username&gt;jvanzyl&lt;/username&gt; <text:s text:c="5"/></text:p>
      <text:p text:style-name="P11">&lt;!-- Default value is ~/.ssh/id_dsa --&gt; &lt;privateKey&gt;/path/to/identity&lt;/privateKey&gt; (default is ~/.ssh/id_dsa) &lt;passphrase&gt;my_key_passphrase&lt;/passphrase&gt; <text:s text:c="3"/></text:p>
      <text:p text:style-name="P11">&lt;/server&gt; <text:s/></text:p>
      <text:p text:style-name="P11">&lt;/servers&gt;</text:p>
      <text:p text:style-name="P11"/>
      <text:p text:style-name="P11"/>
      <text:h text:style-name="P19" text:outline-level="3">Generating the Site</text:h>
      <text:p text:style-name="Text_20_body">Generating the site is very simple, and fast!</text:p>
      <text:p text:style-name="P1">mvn site</text:p>
      <text:p text:style-name="Text_20_body">By default, the resulting site will be in <text:span text:style-name="Teletype">target/site/...</text:span></text:p>
      <text:p text:style-name="Text_20_body">For more information on the Maven Site Plugin, see its <text:a xlink:type="simple" xlink:href="http://maven.apache.org/plugins/maven-site-plugin/">plugin reference</text:a>.</text:p>
      <text:h text:style-name="Heading_20_3" text:outline-level="3"><text:bookmark text:name="Deploying_the_Site"/>Deploying the Site</text:h>
      <text:p text:style-name="Text_20_body">To be able to deploy the site, you must first declare a location to distribute to in your <text:span text:style-name="Teletype">pom.xml</text:span>, similar to the repository for deployment.</text:p>
      <text:p text:style-name="Preformatted_20_Text">&lt;project&gt;</text:p>
      <text:p text:style-name="Preformatted_20_Text"><text:s text:c="2"/>...</text:p>
      <text:p text:style-name="Preformatted_20_Text"><text:s text:c="2"/>&lt;distributionManagement&gt;</text:p>
      <text:p text:style-name="Preformatted_20_Text"><text:s text:c="4"/>&lt;site&gt;</text:p>
      <text:p text:style-name="Preformatted_20_Text"><text:s text:c="6"/>&lt;id&gt;website&lt;/id&gt;</text:p>
      <text:p text:style-name="Preformatted_20_Text"><text:s text:c="6"/>&lt;url&gt;scp://www.mycompany.com/www/docs/project/&lt;/url&gt;</text:p>
      <text:p text:style-name="Preformatted_20_Text"><text:s text:c="4"/>&lt;/site&gt;</text:p>
      <text:p text:style-name="Preformatted_20_Text"><text:s text:c="2"/>&lt;/distributionManagement&gt;</text:p>
      <text:p text:style-name="Preformatted_20_Text"><text:s text:c="2"/>...</text:p>
      <text:p text:style-name="P1">&lt;/project&gt;</text:p>
      <text:h text:style-name="P19" text:outline-level="3"><text:bookmark text:name="How_do_I_build_other_types_of_projects"/>How do I build other types of projects?</text:h>
      <text:p text:style-name="P13">&lt;packaging&gt;war&lt;/packaging&gt;</text:p>
      <text:p text:style-name="P13"/>
      <text:p text:style-name="P13"/>
      <text:h text:style-name="P19" text:outline-level="3"><text:bookmark text:name="How_do_I_build_more_than_one_project_at_once"/>How do I build more than one project at once?</text:h>
      <text:p text:style-name="Text_20_body">The concept of dealing with multiple modules is built in to Maven 2.0. In this section, we will show how to build the WAR above, and include the previous JAR as well in one step.</text:p>
      <text:p text:style-name="Text_20_body"><text:soft-page-break/>Firstly, we need to add a parent <text:span text:style-name="Teletype">pom.xml</text:span> file in the directory above the other two, so it should look like this:</text:p>
      <text:p text:style-name="P17">+- pom.xml</text:p>
      <text:p text:style-name="P17">+- my-app</text:p>
      <text:p text:style-name="P17">| +- pom.xml</text:p>
      <text:p text:style-name="P17">| +- src</text:p>
      <text:p text:style-name="P17">| <text:s text:c="2"/>+- main</text:p>
      <text:p text:style-name="P17">| <text:s text:c="4"/>+- java</text:p>
      <text:p text:style-name="P17">+- my-webapp</text:p>
      <text:p text:style-name="P17">| +- pom.xml</text:p>
      <text:p text:style-name="P17">| +- src</text:p>
      <text:p text:style-name="P17">| <text:s text:c="2"/>+- main</text:p>
      <text:p text:style-name="P17">| <text:s text:c="4"/>+- webapp</text:p>
      <text:p text:style-name="P13"/>
      <text:p text:style-name="P12">&lt;modules&gt; <text:s text:c="3"/></text:p>
      <text:p text:style-name="P12">&lt;module&gt;my-app&lt;/module&gt; <text:s text:c="3"/></text:p>
      <text:p text:style-name="P12">&lt;module&gt;my-webapp&lt;/module&gt; <text:s/></text:p>
      <text:p text:style-name="P12">&lt;/modules&gt;</text:p>
      <text:p text:style-name="P3"/>
      <text:p text:style-name="P3"/>
      <text:p text:style-name="P3">We'll need a dependency on the JAR from the webapp, so add this to <text:span text:style-name="Teletype">my-webapp/pom.xml</text:span></text:p>
      <text:p text:style-name="P12">&lt;dependency&gt; <text:s text:c="5"/></text:p>
      <text:p text:style-name="P12">&lt;groupId&gt;com.mycompany.app&lt;/groupId&gt; <text:s text:c="5"/></text:p>
      <text:p text:style-name="P12">&lt;artifactId&gt;my-app&lt;/artifactId&gt; <text:s text:c="5"/></text:p>
      <text:p text:style-name="P12">&lt;version&gt;1.0-SNAPSHOT&lt;/version&gt; <text:s text:c="3"/></text:p>
      <text:p text:style-name="P12">&lt;/dependency&gt;</text:p>
      <text:p text:style-name="P3"/>
      <text:p text:style-name="P3"/>
      <text:p text:style-name="P6">Now, try it... from the top level directory, run:</text:p>
      <text:p text:style-name="P1">mvn clean install</text:p>
      <text:p text:style-name="P3"><text:span text:style-name="Tele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4:07:32.929245616</meta:creation-date>
    <dc:date>2015-11-11T12:09:14.455895351</dc:date>
    <meta:editing-duration>PT47M58S</meta:editing-duration>
    <meta:editing-cycles>5</meta:editing-cycles>
    <meta:generator>LibreOffice/4.2.8.2$Linux_X86_64 LibreOffice_project/420m0$Build-2</meta:generator>
    <meta:document-statistic meta:table-count="0" meta:image-count="0" meta:object-count="0" meta:page-count="7" meta:paragraph-count="148" meta:word-count="1962" meta:character-count="12533" meta:non-whitespace-character-count="10561"/>
  </office:meta>
</office:document-meta>
</file>